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9C4000009C41F186068C7C37A7C.png" manifest:media-type="image/png"/>
  <manifest:file-entry manifest:full-path="Pictures/10000000000001C6000000C2884D1667BA17AA32.jpg" manifest:media-type="image/jpeg"/>
  <manifest:file-entry manifest:full-path="Pictures/10000201000001A4000001A48330C44903AA79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Lohit Devanagari" svg:font-family="'Lohit Devanagari'"/>
    <style:font-face style:name="Liberation Mono" svg:font-family="'Liberation Mono', 'Courier New'" style:font-family-generic="modern" style:font-pitch="fixed"/>
    <style:font-face style:name="Arial Unicode MS" svg:font-family="'Arial Unicode M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Caladea" svg:font-family="Calade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solid" draw:fill-color="#95b3d7" draw:textarea-vertical-align="middle" draw:auto-grow-height="false" draw:fit-to-size="false" style:shrink-to-fit="false" fo:min-height="2.027cm" fo:min-width="20.077cm" fo:padding-top="0.13cm" fo:padding-bottom="0.13cm" fo:padding-left="0.55cm" fo:padding-right="0.25cm" fo:wrap-option="wrap"/>
    </style:style>
    <style:style style:name="gr5" style:family="graphic" style:parent-style-name="standard">
      <style:graphic-properties draw:stroke="none" svg:stroke-width="0cm" draw:fill="solid" draw:fill-color="#95b3d7" draw:textarea-vertical-align="middle" draw:auto-grow-height="false" draw:fit-to-size="false" style:shrink-to-fit="false" fo:min-height="2.027cm" fo:min-width="20.413cm" fo:padding-top="0.13cm" fo:padding-bottom="0.13cm" fo:padding-left="0.55cm" fo:padding-right="0.25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3cm" fo:padding-bottom="0.13cm" fo:padding-left="0.25cm" fo:padding-right="0.25cm" fo:wrap-option="wrap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55cm" fo:padding-right="0.25cm" fo:wrap-option="wrap"/>
    </style:style>
    <style:style style:name="pr4" style:family="presentation" style:parent-style-name="OBJEC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50%" fo:text-align="start" fo:text-indent="0cm" style:writing-mode="lr-tb"/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95b3d7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0pt" style:font-size-asian="30pt" style:font-size-complex="30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solid" draw:fill-color="#95b3d7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0pt" fo:letter-spacing="normal" fo:language="it" fo:country="IT" fo:font-style="normal" style:text-underline-style="none" fo:font-weight="normal" style:letter-kerning="false" style:font-name-asian="Arial" style:font-size-asian="30pt" style:language-asian="hi" style:country-asian="IN" style:font-style-asian="normal" style:font-weight-asian="normal" style:font-name-complex="Arial" style:font-size-complex="30pt" style:font-style-complex="normal" style:font-weight-complex="normal" style:text-scale="100%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8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008000" style:text-outline="false" style:text-line-through-style="none" style:text-line-through-type="none" style:text-position="0% 100%" style:font-name="Arial" fo:font-size="26pt" fo:letter-spacing="normal" fo:font-style="normal" fo:text-shadow="none" style:text-underline-style="none" fo:font-weight="normal" style:letter-kerning="true" fo:background-color="transparent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71585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6" style:family="text">
      <style:text-properties fo:font-variant="normal" fo:text-transform="none" fo:color="#c71585" style:text-outline="false" style:text-line-through-style="none" style:text-line-through-type="none" style:text-position="0% 100%" style:font-name="Arial" fo:font-size="26pt" fo:letter-spacing="normal" fo:font-style="normal" fo:text-shadow="none" style:text-underline-style="none" fo:font-weight="normal" style:letter-kerning="true" fo:background-color="transparent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0pt" fo:letter-spacing="normal" fo:font-style="normal" fo:text-shadow="none" style:text-underline-style="none" fo:font-weight="normal" style:letter-kerning="true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text-position="0% 100%" style:font-name="Arial" fo:font-size="30pt" fo:letter-spacing="normal" fo:font-style="normal" fo:text-shadow="none" style:text-underline-style="none" fo:font-weight="normal" style:letter-kerning="true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cc" style:text-outline="false" style:text-line-through-style="none" style:text-line-through-type="none" style:text-position="0% 100%" style:font-name="Arial" fo:font-size="30pt" fo:letter-spacing="normal" fo:font-style="normal" fo:text-shadow="none" style:text-underline-style="none" fo:font-weight="normal" style:letter-kerning="true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★">
        <style:list-level-properties text:space-before="0.742cm" text:min-label-width="0.528cm"/>
        <style:text-properties fo:font-family="Arial" style:font-family-generic="swiss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121;p27" draw:style-name="gr1" draw:text-style-name="P2" draw:layer="layout" svg:width="21.589cm" svg:height="1.997cm" svg:x="1.901cm" svg:y="6.328cm">
          <text:p text:style-name="P1"><text:span text:style-name="T1">Course 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7" draw:style-name="gr2" draw:text-style-name="P2" draw:layer="layout" svg:width="17.779cm" svg:height="4.867cm" svg:x="3.81cm" svg:y="9.695cm">
          <text:p text:style-name="P3"><text:span text:style-name="T2"><text:line-break/></text:span><text:span text:style-name="T2"> </text:span></text:p>
          <text:p text:style-name="P1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8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p1:notes" draw:style-name="gr3" draw:layer="layout" svg:width="12.7cm" svg:height="9.524cm" svg:x="3.176cm" svg:y="1.905cm" draw:page-number="1" presentation:class="page"/>
        </presentation:notes>
      </draw:page>
      <draw:page draw:name="page2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6" draw:layer="layout" svg:width="25.581cm" svg:height="14.223cm" svg:x="0cm" svg:y="2.323cm" presentation:class="outline" presentation:user-transformed="true">
          <draw:text-box>
            <text:list text:style-name="L2">
              <text:list-item>
                <text:p text:style-name="P5"><text:span text:style-name="T3">30 october: Bash and linux command line introduction</text:span></text:p>
              </text:list-item>
              <text:list-item>
                <text:p text:style-name="P5"><text:span text:style-name="T3">6 november: Advanced bash commands</text:span></text:p>
              </text:list-item>
              <text:list-item>
                <text:p text:style-name="P5"><text:span text:style-name="T4">20 </text:span><text:span text:style-name="T3">november: Bash scripting basics</text:span></text:p>
              </text:list-item>
              <text:list-item>
                <text:p text:style-name="P5"><text:span text:style-name="T4">27 </text:span><text:span text:style-name="T3">november: Bash scripting beyond the basics</text:span></text:p>
              </text:list-item>
              <text:list-item>
                <text:p text:style-name="P5"><text:span text:style-name="T5">4 december: Python programming language introduction</text:span></text:p>
              </text:list-item>
              <text:list-item>
                <text:p text:style-name="P5"><text:span text:style-name="T6">11 </text:span><text:span text:style-name="T5">december: Data in python</text:span></text:p>
              </text:list-item>
              <text:list-item>
                <text:p text:style-name="P5"><text:span text:style-name="T6">18 </text:span><text:span text:style-name="T5">december: Control flow and python programming</text:span></text:p>
              </text:list-item>
              <text:list-item>
                <text:p text:style-name="P5"><text:span text:style-name="T5">15 january 2021: Python libraries usage: numpy, matplotlib e scipy examples</text:span></text:p>
              </text:list-item>
            </text:list>
          </draw:text-box>
        </draw:frame>
        <draw:frame draw:name="Google Shape;141;p29" presentation:style-name="pr3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7">Traditional service delivery</text:span><text:span text:style-name="T7"><text:line-break/></text:span><text:span text:style-name="T7"/></text:p>
          </draw:text-box>
        </draw:frame>
        <draw:custom-shape draw:name="Google Shape;142;p29" draw:style-name="gr4" draw:text-style-name="P8" draw:layer="layout" svg:width="20.876cm" svg:height="2.286cm" svg:x="0cm" svg:y="-0.001cm">
          <text:p text:style-name="P3"><text:span text:style-name="T8">Lessons Calend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Google Shape;137;g43a2041c0c_0_9:notes" draw:style-name="gr3" draw:layer="layout" svg:width="12.7cm" svg:height="9.524cm" svg:x="3.176cm" svg:y="1.905cm" draw:page-number="2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7" draw:layer="layout" svg:width="23.621cm" svg:height="14.223cm" svg:x="1.016cm" svg:y="4.123cm" presentation:class="outline" presentation:user-transformed="true">
          <draw:text-box>
            <text:list text:style-name="L2">
              <text:list-item>
                <text:p text:style-name="P9"><text:span text:style-name="T9">To know UNIX/Linux command line</text:span></text:p>
              </text:list-item>
              <text:list-item>
                <text:p text:style-name="P9"><text:span text:style-name="T9">To gain ability in command line usage </text:span></text:p>
              </text:list-item>
              <text:list-item>
                <text:p text:style-name="P9"><text:span text:style-name="T9">To introduce scripting (in bash)</text:span></text:p>
              </text:list-item>
              <text:list-item>
                <text:p text:style-name="P9"><text:span text:style-name="T9"><text:s/></text:span><text:span text:style-name="T9">To have some basic programming </text:span></text:p>
              </text:list-item>
              <text:list-item>
                <text:p text:style-name="P9"><text:span text:style-name="T9">To introduce python programming</text:span></text:p>
              </text:list-item>
              <text:list-item>
                <text:p text:style-name="P9"><text:span text:style-name="T9">To introduce useful python libraries</text:span></text:p>
              </text:list-item>
            </text:list>
          </draw:text-box>
        </draw:frame>
        <draw:frame draw:name="Google Shape;141;p29" presentation:style-name="pr3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7">Traditional service delivery</text:span><text:span text:style-name="T7"><text:line-break/></text:span><text:span text:style-name="T7"/></text:p>
          </draw:text-box>
        </draw:frame>
        <draw:custom-shape draw:name="Google Shape;142;p29" draw:style-name="gr4" draw:text-style-name="P8" draw:layer="layout" svg:width="20.876cm" svg:height="2.286cm" svg:x="0cm" svg:y="-0.001cm">
          <text:p text:style-name="P3"><text:span text:style-name="T8">Why this lecture series -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Google Shape;137;g43a2041c0c_0_9:notes" draw:style-name="gr3" draw:layer="layout" svg:width="12.7cm" svg:height="9.524cm" svg:x="3.176cm" svg:y="1.905cm" draw:page-number="3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7" draw:layer="layout" svg:width="24.537cm" svg:height="14.223cm" svg:x="0.016cm" svg:y="4.123cm" presentation:class="outline" presentation:user-transformed="true">
          <draw:text-box>
            <text:list text:style-name="L2">
              <text:list-item>
                <text:p text:style-name="P9"><text:span text:style-name="T9">To know tools</text:span></text:p>
                <text:list>
                  <text:list-item>
                    <text:p text:style-name="P10"><text:span text:style-name="T9">for programming</text:span></text:p>
                    <text:list>
                      <text:list-item>
                        <text:p text:style-name="P10"><text:span text:style-name="T9">editing</text:span></text:p>
                      </text:list-item>
                      <text:list-item>
                        <text:p text:style-name="P10"><text:span text:style-name="T9">IDE (Integrated Development Environment)</text:span></text:p>
                      </text:list-item>
                    </text:list>
                  </text:list-item>
                  <text:list-item>
                    <text:p text:style-name="P10"><text:span text:style-name="T9">for testing</text:span></text:p>
                  </text:list-item>
                  <text:list-item>
                    <text:p text:style-name="P10"><text:span text:style-name="T9">for debugging</text:span></text:p>
                  </text:list-item>
                </text:list>
              </text:list-item>
            </text:list>
          </draw:text-box>
        </draw:frame>
        <draw:frame draw:name="Google Shape;141;p29" presentation:style-name="pr3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7">Traditional service delivery</text:span><text:span text:style-name="T7"><text:line-break/></text:span><text:span text:style-name="T7"/></text:p>
          </draw:text-box>
        </draw:frame>
        <draw:custom-shape draw:name="Google Shape;142;p29" draw:style-name="gr4" draw:text-style-name="P8" draw:layer="layout" svg:width="20.876cm" svg:height="2.286cm" svg:x="0cm" svg:y="-0.001cm">
          <text:p text:style-name="P3"><text:span text:style-name="T8">Why this lecture series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4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OBJECT" presentation:presentation-page-layout-name="AL2T11">
        <office:forms form:automatic-focus="false" form:apply-design-mode="false"/>
        <draw:frame draw:name="Google Shape;140;p29" presentation:style-name="pr2" draw:text-style-name="P7" draw:layer="layout" svg:width="25.4cm" svg:height="15.675cm" svg:x="0cm" svg:y="3.072cm" presentation:class="outline" presentation:user-transformed="true">
          <draw:text-box>
            <text:list text:style-name="L2">
              <text:list-item>
                <text:p text:style-name="P9"><text:span text:style-name="T8"><text:s/></text:span><text:span text:style-name="T10"><text:s/></text:span><text:span text:style-name="T10">Learning Materials:</text:span></text:p>
                <text:list>
                  <text:list-item>
                    <text:p text:style-name="P10"><text:span text:style-name="T10">Moodle</text:span></text:p>
                  </text:list-item>
                </text:list>
              </text:list-item>
            </text:list>
            <text:p text:style-name="P10"><text:span text:style-name="T11"><text:a xlink:href="https://moodle2.units.it/" xlink:type="simple">https://moodle2.units.it/</text:a></text:span></text:p>
            <text:list text:continue-numbering="true" text:style-name="L2">
              <text:list-item>
                <text:list>
                  <text:list-item>
                    <text:p text:style-name="P10"><text:span text:style-name="T10">Github repository</text:span></text:p>
                  </text:list-item>
                </text:list>
              </text:list-item>
            </text:list>
            <text:p text:style-name="P10"><text:span text:style-name="T11"><text:a xlink:href="https://github.com/bertocco/abilita_info_units_2021" xlink:type="simple">https://github.com/bertocco/abilita_info_units_2021</text:a></text:span></text:p>
            <text:p text:style-name="P10"><text:span text:style-name="T10"/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9"><text:span text:style-name="T10"/></text:p>
          </draw:text-box>
        </draw:frame>
        <draw:frame draw:name="Google Shape;141;p29" presentation:style-name="pr3" draw:text-style-name="P7" draw:layer="layout" svg:width="25.399cm" svg:height="2.286cm" svg:x="0cm" svg:y="-0.001cm" presentation:class="title" presentation:user-transformed="true">
          <draw:text-box>
            <text:p text:style-name="P3"><text:span text:style-name="T7">Traditional service delivery</text:span><text:span text:style-name="T7"><text:line-break/></text:span><text:span text:style-name="T7"/></text:p>
          </draw:text-box>
        </draw:frame>
        <draw:custom-shape draw:name="Google Shape;142;p29" draw:style-name="gr5" draw:text-style-name="P12" draw:layer="layout" svg:width="21.212cm" svg:height="2.286cm" svg:x="0cm" svg:y="-0.001cm">
          <text:p text:style-name="P11"><text:span text:style-name="T8">Learning mater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43a2041c0c_0_9:notes" draw:style-name="gr3" draw:layer="layout" svg:width="12.7cm" svg:height="9.524cm" svg:x="3.176cm" svg:y="1.905cm" draw:page-number="5" presentation:class="page"/>
          <draw:frame draw:name="Google Shape;138;g43a2041c0c_0_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Lohit Devanagari" svg:font-family="'Lohit Devanagari'"/>
    <style:font-face style:name="Liberation Mono" svg:font-family="'Liberation Mono', 'Courier New'" style:font-family-generic="modern" style:font-pitch="fixed"/>
    <style:font-face style:name="Arial Unicode MS" svg:font-family="'Arial Unicode M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Caladea" svg:font-family="Calade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808080" draw:end-color="#cbcbcb" draw:start-intensity="100%" draw:end-intensity="100%" draw:angle="0" draw:border="0%"/>
    <draw:gradient draw:name="Gradient_20_3" draw:display-name="Gradient 3" draw:style="linear" draw:start-color="#95b3d7" draw:end-color="#adc0d7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Lohit Devanagari1" style:font-family-asian="'Lohit Devanagari'" style:font-pitch-asian="variable" style:font-size-asian="12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eletyp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umbering_20_Symbols" style:display-name="Numbering Symbols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1" style:display-name="ListLabel 61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53" style:display-name="ListLabel 53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52" style:display-name="ListLabel 52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51" style:display-name="ListLabel 51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50" style:display-name="ListLabel 50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49" style:display-name="ListLabel 49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48" style:display-name="ListLabel 48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47" style:display-name="ListLabel 47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46" style:display-name="ListLabel 46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45" style:display-name="ListLabel 45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44" style:display-name="ListLabel 44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43" style:display-name="ListLabel 43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42" style:display-name="ListLabel 42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41" style:display-name="ListLabel 41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40" style:display-name="ListLabel 40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39" style:display-name="ListLabel 39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38" style:display-name="ListLabel 38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37" style:display-name="ListLabel 37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36" style:display-name="ListLabel 36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35" style:display-name="ListLabel 35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34" style:display-name="ListLabel 34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33" style:display-name="ListLabel 33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32" style:display-name="ListLabel 32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31" style:display-name="ListLabel 31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30" style:display-name="ListLabel 30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29" style:display-name="ListLabel 29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28" style:display-name="ListLabel 28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27" style:display-name="ListLabel 27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26" style:display-name="ListLabel 26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25" style:display-name="ListLabel 25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24" style:display-name="ListLabel 24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23" style:display-name="ListLabel 23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22" style:display-name="ListLabel 22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21" style:display-name="ListLabel 21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20" style:display-name="ListLabel 20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19" style:display-name="ListLabel 19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18" style:display-name="ListLabel 18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17" style:display-name="ListLabel 17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16" style:display-name="ListLabel 16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15" style:display-name="ListLabel 15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14" style:display-name="ListLabel 14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13" style:display-name="ListLabel 13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12" style:display-name="ListLabel 12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11" style:display-name="ListLabel 11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10" style:display-name="ListLabel 10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9" style:display-name="ListLabel 9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8" style:display-name="ListLabel 8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7" style:display-name="ListLabel 7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6" style:display-name="ListLabel 6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5" style:display-name="ListLabel 5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4" style:display-name="ListLabel 4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3" style:display-name="ListLabel 3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2" style:display-name="ListLabel 2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ListLabel_20_1" style:display-name="ListLabel 1" style:family="graphic">
      <style:paragraph-properties style:text-autospace="none"/>
      <style:text-properties fo:font-variant="normal" fo:text-transform="none" style:text-outline="false" style:text-line-through-style="none" style:text-line-through-type="none" fo:font-size="12pt" fo:letter-spacing="normal" style:font-size-asian="12pt" style:font-size-complex="12pt" style:text-scale="100%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margin-left="0cm" fo:margin-right="0cm" fo:margin-top="0cm" fo:margin-bottom="0cm" fo:line-height="100%" fo:text-align="start" fo:text-indent="0cm" style:text-autospace="none"/>
      <style:text-properties fo:font-variant="normal" fo:text-transform="none" fo:color="#00000a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style:font-name-asian="Times New Roman1" style:font-family-asian="'Times New Roman'" style:font-pitch-asian="variable" style:font-size-asian="12pt" style:language-asian="ar" style:country-asian="SA" style:font-style-asian="normal" style:font-weight-asian="normal" style:font-style-complex="normal" style:font-weight-complex="normal" style:text-scale="100%"/>
    </style:style>
    <style:style style:name="Header" style:family="graphic">
      <style:paragraph-properties fo:margin-left="0cm" fo:margin-right="0cm" fo:margin-top="0cm" fo:margin-bottom="0cm" fo:line-height="100%" fo:text-align="start" fo:text-indent="0cm" style:text-autospace="none"/>
      <style:text-properties fo:font-variant="normal" fo:text-transform="none" fo:color="#00000a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style:font-name-asian="Times New Roman1" style:font-family-asian="'Times New Roman'" style:font-pitch-asian="variable" style:font-size-asian="12pt" style:language-asian="ar" style:country-asian="SA" style:font-style-asian="normal" style:font-weight-asian="normal" style:font-style-complex="normal" style:font-weight-complex="normal" style:text-scale="100%"/>
    </style:style>
    <style:style style:name="Header_20_and_20_Footer" style:display-name="Header and Footer" style:family="graphic">
      <style:paragraph-properties fo:margin-left="0cm" fo:margin-right="0cm" fo:margin-top="0cm" fo:margin-bottom="0cm" fo:line-height="100%" fo:text-align="start" fo:text-indent="0cm" style:text-autospace="none"/>
      <style:text-properties fo:font-variant="normal" fo:text-transform="none" fo:color="#00000a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style:font-name-asian="Times New Roman1" style:font-family-asian="'Times New Roman'" style:font-pitch-asian="variable" style:font-size-asian="12pt" style:language-asian="ar" style:country-asian="SA" style:font-style-asian="normal" style:font-weight-asian="normal" style:font-style-complex="normal" style:font-weight-complex="normal" style:text-scale="100%"/>
    </style:style>
    <style:style style:name="Body_20_A" style:display-name="Body A" style:family="graphic">
      <style:paragraph-properties fo:margin-left="0cm" fo:margin-right="0cm" fo:margin-top="0cm" fo:margin-bottom="0cm" fo:line-height="100%" fo:text-align="start" fo:text-indent="0cm" style:text-autospace="none"/>
      <style:text-properties fo:font-variant="normal" fo:text-transform="none" fo:color="#000000" style:text-outline="false" style:text-line-through-style="none" style:text-line-through-type="none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pitch-asian="variable" style:font-size-asian="11pt" style:language-asian="hi" style:country-asian="IN" style:font-style-asian="normal" style:font-weight-asian="normal" style:font-style-complex="normal" style:font-weight-complex="normal" style:text-scale="100%"/>
    </style:style>
    <style:style style:name="Header_20__26__20_Footer" style:display-name="Header &amp; Footer" style:family="graphic">
      <style:paragraph-properties fo:margin-left="0cm" fo:margin-right="0cm" fo:margin-top="0cm" fo:margin-bottom="0cm" fo:line-height="100%" fo:text-align="start" fo:text-indent="0cm" style:text-autospace="none">
        <style:tab-stops>
          <style:tab-stop style:position="28.063cm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font-name="Helvetica Neue" fo:font-family="'Helvetica Neue'" style:font-family-generic="roman" style:font-pitch="variable" fo:font-size="12pt" fo:letter-spacing="normal" fo:language="en" fo:country="US" fo:font-style="normal" style:text-underline-style="none" fo:font-weight="normal" style:letter-kerning="false" style:font-name-asian="Arial Unicode MS" style:font-family-asian="'Arial Unicode MS'" style:font-pitch-asian="variable" style:font-size-asian="12pt" style:language-asian="hi" style:country-asian="IN" style:font-style-asian="normal" style:font-weight-asian="normal" style:font-style-complex="normal" style:font-weight-complex="normal" style:text-scale="100%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background" style:display-name="OBJECT_-background" style:family="presentation">
      <style:graphic-properties draw:stroke="none" draw:fill="solid" draw:fill-color="#ffffff"/>
      <style:text-properties style:letter-kerning="true"/>
    </style:style>
    <style:style style:name="OBJECT_5f_-backgroundobjects" style:display-name="OBJEC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-notes" style:display-name="OBJEC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4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4pt" style:font-style-asian="normal" style:font-weight-asian="normal" style:font-name-complex="Caladea1" style:font-family-complex="Calade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5f_-outline1" style:display-name="OBJECT_-outline1" style:family="presentation">
      <style:graphic-properties draw:stroke="none" draw:fill="none" draw:auto-grow-height="false" draw:fit-to-size="shrink-to-fit" style:shrink-to-fit="true">
        <text:list-style style:name="OBJECT_5f_-outline1" style:display-name="OBJEC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-outline2" style:display-name="OBJECT_-outline2" style:family="presentation" style:parent-style-name="OBJECT_5f_-outline1">
      <style:paragraph-properties fo:margin-left="0cm" fo:margin-right="0cm" fo:margin-top="0.398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3" style:display-name="OBJECT_-outline3" style:family="presentation" style:parent-style-name="OBJECT_5f_-outline2">
      <style:paragraph-properties fo:margin-left="0cm" fo:margin-right="0cm" fo:margin-top="0.2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4" style:display-name="OBJECT_-outline4" style:family="presentation" style:parent-style-name="OBJECT_5f_-outline3">
      <style:paragraph-properties fo:margin-left="0cm" fo:margin-right="0cm" fo:margin-top="0.199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-outline5" style:display-name="OBJECT_-outline5" style:family="presentation" style:parent-style-name="OBJEC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-outline6" style:display-name="OBJECT_-outline6" style:family="presentation" style:parent-style-name="OBJEC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-outline7" style:display-name="OBJECT_-outline7" style:family="presentation" style:parent-style-name="OBJEC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-outline8" style:display-name="OBJECT_-outline8" style:family="presentation" style:parent-style-name="OBJEC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-outline9" style:display-name="OBJECT_-outline9" style:family="presentation" style:parent-style-name="OBJEC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OBJECT_5f_-subtitle" style:display-name="OBJECT_-subtitle" style:family="presentation">
      <style:graphic-properties draw:stroke="none" draw:fill="none" draw:textarea-vertical-align="middle">
        <text:list-style style:name="OBJECT_5f_-subtitle" style:display-name="OBJEC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-title" style:display-name="OBJECT_-title" style:family="presentation">
      <style:graphic-properties draw:stroke="none" draw:fill="none" draw:textarea-vertical-align="middle">
        <text:list-style style:name="OBJECT_5f_-title" style:display-name="OBJEC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95b3d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5cm" fo:min-width="7.736cm" fo:padding-top="0.13cm" fo:padding-bottom="0.13cm" fo:padding-left="0.25cm" fo:padding-right="0.25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2cm" fo:min-width="4.653cm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style:shrink-to-fit="false" fo:min-height="0.133cm" fo:min-width="24.892cm" fo:padding-top="0.254cm" fo:padding-bottom="0.254cm" fo:padding-left="0.254cm" fo:padding-right="0.254cm" fo:wrap-option="wrap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55cm" fo:padding-right="0.25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fill="solid" draw:fill-color="#95b3d7" draw:textarea-vertical-align="middle" draw:auto-grow-height="false" fo:min-height="2.474cm" fo:min-width="25.4cm"/>
    </style:style>
    <style:style style:name="Mpr5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55cm" fo:padding-right="0.25cm" fo:wrap-option="wrap"/>
    </style:style>
    <style:style style:name="Mpr6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BJECT_5f_-backgroundobjects">
      <style:graphic-properties draw:fill="solid" draw:fill-color="#95b3d7" draw:textarea-vertical-align="middle" draw:auto-grow-height="false" fo:min-height="2.474cm" fo:min-width="25.4cm"/>
    </style:style>
    <style:style style:name="Mpr9" style:family="presentation" style:parent-style-name="OBJECT_5f_-title">
      <style:graphic-properties draw:stroke="none" svg:stroke-width="0cm" draw:fill="none" draw:textarea-vertical-align="middle" draw:auto-grow-height="false" draw:fit-to-size="false" style:shrink-to-fit="false" fo:min-height="3.181cm" fo:padding-top="0.13cm" fo:padding-bottom="0.13cm" fo:padding-left="0.55cm" fo:padding-right="0.25cm" fo:wrap-option="wrap"/>
    </style:style>
    <style:style style:name="Mpr10" style:family="presentation" style:parent-style-name="OBJECT_5f_-backgroundobjects">
      <style:graphic-properties draw:stroke="none" draw:fill="none" draw:fill-color="#ffffff" draw:auto-grow-height="false" fo:min-height="1.27cm"/>
    </style:style>
    <style:style style:name="Mpr11" style:family="presentation" style:parent-style-name="OBJEC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95b3d7"/>
      <style:paragraph-properties fo:text-align="start" style:font-independent-line-spacing="true"/>
      <style:text-properties fo:font-size="14pt"/>
    </style:style>
    <style:style style:name="MP7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3" style:family="paragraph">
      <loext:graphic-properties draw:fill="non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solid" draw:fill-color="#95b3d7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office:forms form:automatic-focus="false" form:apply-design-mode="false"/>
      <draw:custom-shape draw:name="Google Shape;6;p1" draw:style-name="Mgr3" draw:text-style-name="MP5" draw:layer="backgroundobjects" svg:width="21.801cm" svg:height="2.601cm" svg:x="2.099cm" svg:y="6.363cm">
        <text:p/>
        <draw:enhanced-geometry draw:mirror-horizontal="false" draw:mirror-vertical="false" svg:viewBox="0 0 0 0" drawooo:sub-view-size="21804 2604" draw:text-areas="0 0 ?f0 ?f1" draw:type="ooxml-non-primitive" draw:enhanced-path="M 433 0 C 216 0 0 216 0 433 L 0 2169 C 0 2386 216 2603 433 2603 L 21369 2603 C 21586 2603 21803 2386 21803 2169 L 21803 433 C 21803 216 21586 0 21369 0 L 433 0 N">
          <draw:equation draw:name="f0" draw:formula="logwidth"/>
          <draw:equation draw:name="f1" draw:formula="logheight"/>
        </draw:enhanced-geometry>
      </draw:custom-shape>
      <draw:custom-shape draw:name="Google Shape;7;p1" draw:style-name="Mgr4" draw:text-style-name="MP6" draw:layer="backgroundobjects" svg:width="21.801cm" svg:height="2.601cm" svg:x="1.821cm" svg:y="6.085cm">
        <text:p/>
        <draw:enhanced-geometry draw:mirror-horizontal="false" draw:mirror-vertical="false" svg:viewBox="0 0 0 0" drawooo:sub-view-size="21804 2604" draw:text-areas="0 0 ?f0 ?f1" draw:type="ooxml-non-primitive" draw:enhanced-path="M 433 0 C 216 0 0 216 0 433 L 0 2169 C 0 2386 216 2603 433 2603 L 21369 2603 C 21586 2603 21803 2386 21803 2169 L 21803 433 C 21803 216 21586 0 21369 0 L 433 0 N">
          <draw:equation draw:name="f0" draw:formula="logwidth"/>
          <draw:equation draw:name="f1" draw:formula="logheight"/>
        </draw:enhanced-geometry>
      </draw:custom-shape>
      <draw:custom-shape draw:name="Google Shape;10;p1" draw:style-name="Mgr5" draw:text-style-name="MP7" draw:layer="backgroundobjects" svg:width="25.399cm" svg:height="0.64cm" svg:x="0cm" svg:y="18.4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6" draw:text-style-name="MP9" draw:layer="backgroundobjects" svg:width="8.235cm" svg:height="0.644cm" svg:x="8.264cm" svg:y="18.405cm">
        <text:p text:style-name="MP8"><text:span text:style-name="MT2">Introduction to Bas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7" draw:text-style-name="MP10" draw:layer="backgroundobjects" svg:width="2.674cm" svg:height="2.674cm" svg:x="22.989cm" svg:y="-0.152cm">
        <draw:image xlink:href="Pictures/10000201000009C4000009C41F186068C7C37A7C.png" xlink:type="simple" xlink:show="embed" xlink:actuate="onLoad">
          <text:p/>
        </draw:image>
      </draw:frame>
      <draw:frame draw:name="Google Shape;17;p2" presentation:style-name="Mpr1" draw:text-style-name="MP11" draw:layer="backgroundobjects" svg:width="25.399cm" svg:height="2.286cm" svg:x="0cm" svg:y="-0.001cm" presentation:class="title" presentation:user-transformed="true">
        <draw:text-box>
          <text:p/>
        </draw:text-box>
      </draw:frame>
      <draw:frame presentation:style-name="TITLE_5f_AND_5f_BODY-outline1" draw:layer="backgroundobjects" svg:width="22.859cm" svg:height="11.048cm" svg:x="1.27cm" svg:y="4.457cm" presentation:class="outline" presentation:placeholder="true">
        <draw:text-box/>
      </draw:frame>
      <draw:custom-shape draw:name="Google Shape;14;p1" draw:style-name="Mgr8" draw:text-style-name="MP12" draw:layer="backgroundobjects" svg:width="8.235cm" svg:height="0.644cm" svg:x="3.044cm" svg:y="18.865cm">
        <text:p text:style-name="MP8"><text:span text:style-name="MT2">Course tit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8" draw:text-style-name="MP12" draw:layer="backgroundobjects" svg:width="8.235cm" svg:height="0.644cm" svg:x="3.07cm" svg:y="18.838cm">
        <text:p text:style-name="MP8"><text:span text:style-name="MT2">Course tit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2cm" svg:height="2cm" svg:x="21.215cm" svg:y="0.134cm">
        <draw:image xlink:href="Pictures/10000201000001A4000001A48330C44903AA7970.png" xlink:type="simple" xlink:show="embed" xlink:actuate="onLoad">
          <text:p/>
        </draw:image>
      </draw:frame>
      <draw:frame draw:style-name="Mgr9" draw:text-style-name="MP14" draw:layer="backgroundobjects" svg:width="2.59cm" svg:height="1.107cm" svg:x="-0.001cm" svg:y="17.944cm">
        <draw:image xlink:href="Pictures/10000000000001C6000000C2884D1667BA17AA32.jp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office:forms form:automatic-focus="false" form:apply-design-mode="false"/>
      <draw:custom-shape presentation:style-name="Mpr4" draw:text-style-name="MP15" draw:layer="backgroundobjects" svg:width="25.4cm" svg:height="2.474cm" svg:x="0cm" svg:y="0cm">
        <text:p/>
        <draw:enhanced-geometry svg:viewBox="0 0 21600 21600" draw:type="rectangle" draw:enhanced-path="M 0 0 L 21600 0 21600 21600 0 21600 0 0 Z N"/>
      </draw:custom-shape>
      <draw:custom-shape draw:name="Google Shape;63;p14" draw:style-name="Mgr5" draw:text-style-name="MP7" draw:layer="backgroundobjects" svg:width="25.399cm" svg:height="0.64cm" svg:x="0cm" svg:y="18.40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p14" draw:style-name="Mgr6" draw:text-style-name="MP9" draw:layer="backgroundobjects" svg:width="8.235cm" svg:height="0.644cm" svg:x="8.264cm" svg:y="18.405cm">
        <text:p text:style-name="MP8"><text:span text:style-name="MT2">Introduction to bas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2;p15" presentation:style-name="Mpr5" draw:text-style-name="MP11" draw:layer="backgroundobjects" svg:width="25.399cm" svg:height="2.286cm" svg:x="0cm" svg:y="-0.001cm" presentation:class="title" presentation:user-transformed="true">
        <draw:text-box>
          <text:p/>
        </draw:text-box>
      </draw:frame>
      <draw:frame draw:name="Google Shape;73;p15" presentation:style-name="OBJECT-outline1" draw:layer="backgroundobjects" svg:width="23.621cm" svg:height="14.223cm" svg:x="1.016cm" svg:y="3.302cm" presentation:class="outline" presentation:placeholder="true" presentation:user-transformed="true">
        <draw:text-box/>
      </draw:frame>
      <draw:custom-shape draw:name="Google Shape;12;p1" draw:style-name="Mgr10" draw:text-style-name="MP12" draw:layer="backgroundobjects" svg:width="5.152cm" svg:height="0.641cm" svg:x="20.247cm" svg:y="18.425cm">
        <text:p text:style-name="MP8"><text:span text:style-name="MT2"><text:page-number>&lt;number&gt;</text:page-number></text:span><text:span text:style-name="MT2">/</text:span><text:span text:style-name="MT2"><text:page-count>5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2cm" svg:height="2cm" svg:x="21.215cm" svg:y="0.134cm">
        <draw:image xlink:href="Pictures/10000201000001A4000001A48330C44903AA7970.png" xlink:type="simple" xlink:show="embed" xlink:actuate="onLoad">
          <text:p/>
        </draw:image>
      </draw:frame>
      <draw:frame draw:name="Google Shape;70;p14" draw:style-name="Mgr7" draw:text-style-name="MP10" draw:layer="backgroundobjects" svg:width="2.856cm" svg:height="2.856cm" svg:x="22.901cm" svg:y="-0.229cm">
        <draw:image xlink:href="Pictures/10000201000009C4000009C41F186068C7C37A7C.png" xlink:type="simple" xlink:show="embed" xlink:actuate="onLoad">
          <text:p/>
        </draw:image>
      </draw:frame>
      <draw:frame draw:style-name="Mgr9" draw:text-style-name="MP14" draw:layer="backgroundobjects" svg:width="2.59cm" svg:height="1.107cm" svg:x="-0.001cm" svg:y="17.944cm">
        <draw:image xlink:href="Pictures/10000000000001C6000000C2884D1667BA17AA32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" style:display-name="OBJECT_" style:page-layout-name="PM1" draw:style-name="Mdp1">
      <office:forms form:automatic-focus="false" form:apply-design-mode="false"/>
      <draw:custom-shape presentation:style-name="Mpr8" draw:text-style-name="MP15" draw:layer="backgroundobjects" svg:width="25.4cm" svg:height="2.474cm" svg:x="0.001cm" svg:y="0.001cm">
        <text:p/>
        <draw:enhanced-geometry svg:viewBox="0 0 21600 21600" draw:type="rectangle" draw:enhanced-path="M 0 0 L 21600 0 21600 21600 0 21600 0 0 Z N"/>
      </draw:custom-shape>
      <draw:custom-shape draw:name="Google Shape;63;p14" draw:style-name="Mgr11" draw:text-style-name="MP7" draw:layer="backgroundobjects" svg:width="25.399cm" svg:height="0.64cm" svg:x="0.001cm" svg:y="18.40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8;p14" draw:style-name="Mgr8" draw:text-style-name="MP12" draw:layer="backgroundobjects" svg:width="8.235cm" svg:height="0.644cm" svg:x="8.263cm" svg:y="18.404cm">
        <text:p text:style-name="MP8"><text:span text:style-name="MT2">Introduction to bas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2;p15" presentation:style-name="Mpr9" draw:text-style-name="MP11" draw:layer="backgroundobjects" svg:width="25.399cm" svg:height="2.286cm" svg:x="0cm" svg:y="0cm" presentation:class="title" presentation:user-transformed="true">
        <draw:text-box>
          <text:p/>
        </draw:text-box>
      </draw:frame>
      <draw:frame draw:name="Google Shape;73;p15" presentation:style-name="OBJECT_5f_-outline1" draw:layer="backgroundobjects" svg:width="23.621cm" svg:height="14.223cm" svg:x="1.016cm" svg:y="3.302cm" presentation:class="outline" presentation:placeholder="true" presentation:user-transformed="true">
        <draw:text-box/>
      </draw:frame>
      <draw:custom-shape draw:name="Google Shape;12;p1" draw:style-name="Mgr10" draw:text-style-name="MP12" draw:layer="backgroundobjects" svg:width="5.152cm" svg:height="0.641cm" svg:x="20.246cm" svg:y="18.424cm">
        <text:p text:style-name="MP8"><text:span text:style-name="MT2"><text:page-number>&lt;number&gt;</text:page-number></text:span><text:span text:style-name="MT2">/</text:span><text:span text:style-name="MT2"><text:page-count>5</text:page-count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2cm" svg:height="2cm" svg:x="21.214cm" svg:y="0.133cm">
        <draw:image xlink:href="Pictures/10000201000001A4000001A48330C44903AA7970.png" xlink:type="simple" xlink:show="embed" xlink:actuate="onLoad">
          <text:p/>
        </draw:image>
      </draw:frame>
      <draw:frame draw:name="Google Shape;70;p14" draw:style-name="Mgr7" draw:text-style-name="MP10" draw:layer="backgroundobjects" svg:width="2.856cm" svg:height="2.856cm" svg:x="22.9cm" svg:y="-0.228cm">
        <draw:image xlink:href="Pictures/10000201000009C4000009C41F186068C7C37A7C.png" xlink:type="simple" xlink:show="embed" xlink:actuate="onLoad">
          <text:p/>
        </draw:image>
      </draw:frame>
      <draw:frame draw:style-name="Mgr9" draw:text-style-name="MP14" draw:layer="backgroundobjects" svg:width="2.59cm" svg:height="1.107cm" svg:x="-0.001cm" svg:y="17.944cm">
        <draw:image xlink:href="Pictures/10000000000001C6000000C2884D1667BA17AA32.jpg" xlink:type="simple" xlink:show="embed" xlink:actuate="onLoad">
          <text:p/>
        </draw:image>
      </draw:frame>
      <presentation:notes style:page-layout-name="PM2">
        <draw:page-thumbnail presentation:style-name="OBJECT_5f_-title" draw:layer="backgroundobjects" svg:width="12.699cm" svg:height="9.524cm" svg:x="3.174cm" svg:y="1.93cm" presentation:class="page"/>
        <draw:frame presentation:style-name="OBJECT_5f_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0-10-30T09:07:02.861204897</dc:date>
    <meta:editing-duration>P1DT18H45M22S</meta:editing-duration>
    <meta:editing-cycles>183</meta:editing-cycles>
    <meta:document-statistic meta:object-count="81"/>
  </office:meta>
</office:document-meta>
</file>